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officeooo:rsid="001dc9cc" officeooo:paragraph-rsid="001dc9cc"/>
    </style:style>
    <style:style style:name="P2" style:family="paragraph" style:parent-style-name="Standard">
      <style:paragraph-properties fo:text-align="center" style:justify-single-word="false"/>
      <style:text-properties style:font-name="Calibri" fo:font-size="28pt" officeooo:rsid="001dc9cc" officeooo:paragraph-rsid="001dc9cc" style:font-size-asian="28pt" style:font-size-complex="28pt"/>
    </style:style>
    <style:style style:name="P3" style:family="paragraph" style:parent-style-name="Standard">
      <style:paragraph-properties fo:text-align="center" style:justify-single-word="false"/>
      <style:text-properties style:font-name="Calibri" fo:font-size="12pt" officeooo:rsid="001dc9cc" officeooo:paragraph-rsid="001dc9cc" style:font-size-asian="10.5pt" style:font-size-complex="12pt"/>
    </style:style>
    <style:style style:name="P4" style:family="paragraph" style:parent-style-name="Standard">
      <style:paragraph-properties fo:text-align="start" style:justify-single-word="false"/>
      <style:text-properties style:font-name="Calibri" fo:font-size="12pt" officeooo:rsid="001dc9cc" officeooo:paragraph-rsid="001dc9cc" style:font-size-asian="10.5pt" style:font-size-complex="12pt"/>
    </style:style>
    <style:style style:name="P5" style:family="paragraph" style:parent-style-name="Standard">
      <style:paragraph-properties fo:text-align="start" style:justify-single-word="false"/>
      <style:text-properties style:font-name="Calibri" fo:font-size="12pt" officeooo:rsid="001f23cd" officeooo:paragraph-rsid="001f23cd" style:font-size-asian="10.5pt" style:font-size-complex="12pt"/>
    </style:style>
    <style:style style:name="P6" style:family="paragraph" style:parent-style-name="Standard">
      <style:paragraph-properties fo:text-align="start" style:justify-single-word="false"/>
      <style:text-properties style:font-name="Calibri" fo:font-size="12pt" officeooo:rsid="00217e92" officeooo:paragraph-rsid="00217e92" style:font-size-asian="10.5pt" style:font-size-complex="12pt"/>
    </style:style>
    <style:style style:name="P7" style:family="paragraph" style:parent-style-name="Standard">
      <style:paragraph-properties fo:text-align="start" style:justify-single-word="false"/>
      <style:text-properties style:font-name="Calibri" fo:font-size="12pt" officeooo:rsid="00232c20" officeooo:paragraph-rsid="00232c20" style:font-size-asian="10.5pt" style:font-size-complex="12pt"/>
    </style:style>
    <style:style style:name="P8" style:family="paragraph" style:parent-style-name="Standard">
      <style:paragraph-properties fo:text-align="start" style:justify-single-word="false"/>
      <style:text-properties style:font-name="Calibri" fo:font-size="12pt" officeooo:rsid="00254e3c" officeooo:paragraph-rsid="00254e3c" style:font-size-asian="10.5pt" style:font-size-complex="12pt"/>
    </style:style>
    <style:style style:name="P9" style:family="paragraph" style:parent-style-name="Standard">
      <style:paragraph-properties fo:text-align="start" style:justify-single-word="false"/>
      <style:text-properties style:font-name="Calibri" fo:font-size="12pt" officeooo:rsid="0026ffd5" officeooo:paragraph-rsid="0026ffd5" style:font-size-asian="10.5pt" style:font-size-complex="12pt"/>
    </style:style>
    <style:style style:name="P10" style:family="paragraph" style:parent-style-name="Standard">
      <style:paragraph-properties fo:text-align="start" style:justify-single-word="false"/>
      <style:text-properties style:font-name="Calibri" fo:font-size="12pt" fo:font-weight="normal" officeooo:rsid="002069f5" officeooo:paragraph-rsid="002069f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217e92" officeooo:paragraph-rsid="00217e9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232c20" officeooo:paragraph-rsid="00232c2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24dec1" officeooo:paragraph-rsid="0024dec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254e3c" officeooo:paragraph-rsid="00254e3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6pt" officeooo:rsid="001dc9cc" officeooo:paragraph-rsid="001dc9cc" style:font-size-asian="16pt" style:font-size-complex="16pt"/>
    </style:style>
    <style:style style:name="P17" style:family="paragraph" style:parent-style-name="Standard">
      <style:paragraph-properties fo:text-align="start" style:justify-single-word="false"/>
      <style:text-properties style:font-name="Calibri" fo:font-size="16pt" officeooo:rsid="001f23cd" officeooo:paragraph-rsid="001f23cd" style:font-size-asian="16pt" style:font-size-complex="16pt"/>
    </style:style>
    <style:style style:name="P18" style:family="paragraph" style:parent-style-name="Standard">
      <style:paragraph-properties fo:text-align="start" style:justify-single-word="false"/>
      <style:text-properties style:font-name="Calibri" fo:font-size="16pt" fo:font-weight="normal" officeooo:rsid="0024dec1" officeooo:paragraph-rsid="0024dec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Calibri" fo:font-size="16pt" fo:font-weight="normal" officeooo:rsid="0026ffd5" officeooo:paragraph-rsid="0026ffd5" style:font-size-asian="16pt" style:font-weight-asian="normal" style:font-size-complex="16pt" style:font-weight-complex="normal"/>
    </style:style>
    <style:style style:name="P20" style:family="paragraph" style:parent-style-name="Standard">
      <style:text-properties style:font-name="Calibri" officeooo:rsid="002c32fc" officeooo:paragraph-rsid="002c32fc"/>
    </style:style>
    <style:style style:name="P21" style:family="paragraph" style:parent-style-name="Standard" style:list-style-name="L1">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style:font-name="Calibri" fo:font-size="12pt" fo:font-weight="normal" officeooo:rsid="0026ffd5" officeooo:paragraph-rsid="0026ffd5" style:font-size-asian="10.5pt" style:font-weight-asian="normal" style:font-size-complex="12pt" style:font-weight-complex="normal"/>
    </style:style>
    <style:style style:name="P27" style:family="paragraph" style:parent-style-name="Standard" style:list-style-name="L4">
      <style:paragraph-properties fo:text-align="start" style:justify-single-word="false"/>
      <style:text-properties style:font-name="Calibri" fo:font-size="12pt" officeooo:rsid="0026ffd5" officeooo:paragraph-rsid="0026ffd5"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069f5" style:font-weight-asian="normal" style:font-weight-complex="normal"/>
    </style:style>
    <style:style style:name="T4" style:family="text">
      <style:text-properties fo:font-weight="normal" officeooo:rsid="00232c20" style:font-weight-asian="normal" style:font-weight-complex="normal"/>
    </style:style>
    <style:style style:name="T5" style:family="text">
      <style:text-properties fo:font-weight="normal" officeooo:rsid="0026ffd5" style:font-weight-asian="normal" style:font-weight-complex="normal"/>
    </style:style>
    <style:style style:name="T6" style:family="text">
      <style:text-properties fo:font-weight="normal" officeooo:rsid="0028e205" style:font-weight-asian="normal" style:font-weight-complex="normal"/>
    </style:style>
    <style:style style:name="T7" style:family="text">
      <style:text-properties officeooo:rsid="002069f5"/>
    </style:style>
    <style:style style:name="T8" style:family="text">
      <style:text-properties officeooo:rsid="00217e92"/>
    </style:style>
    <style:style style:name="T9" style:family="text">
      <style:text-properties officeooo:rsid="002c89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e Cognome: Jacopo Fasolo</text:p>
      <text:p text:style-name="P1">Matricola: 1099278</text:p>
      <text:p text:style-name="P20">Nome Cognome: Enrico Sanguin</text:p>
      <text:p text:style-name="P20">Matricola: <text:span text:style-name="T9">107331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eart<text:span text:style-name="T8">h</text:span>stone Deck Builder – HSDeckBuilder</text:p>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4"/>
      <text:p text:style-name="P4"/>
      <text:p text:style-name="P4"/>
      <text:p text:style-name="P4"/>
      <text:p text:style-name="P4"><text:soft-page-break/></text:p>
      <text:p text:style-name="P4"/>
      <text:p text:style-name="P17">Breve <text:span text:style-name="T7">introduzione</text:span> sui concetti base di Heart<text:span text:style-name="T8">h</text:span>stone:</text:p>
      <text:p text:style-name="P17"/>
      <text:p text:style-name="P5">Heart<text:span text:style-name="T8">h</text:span>stone è un gioco online di carte realizzato da Bliz<text:span text:style-name="T8">z</text:span>ard.</text:p>
      <text:p text:style-name="P5">Il gioco base è composto da 324 carte.</text:p>
      <text:p text:style-name="P5">Ogni giocatore potrà scegliere un personaggio(contraddistinto da una classe) ed avrà accesso alle carte specifiche di quella classe e alle carte generiche(neutrali) per costruire il proprio mazzo.</text:p>
      <text:p text:style-name="P5"><text:tab/></text:p>
      <text:p text:style-name="P16">Abstract</text:p>
      <text:p text:style-name="P16"/>
      <text:p text:style-name="P4">Il progetto consiste nella realizzazione di una base di dati per un sito(realizz<text:span text:style-name="T7">at</text:span>o da Enrico Sanguin) che permette la memorizzazione di mazzi di un noto gioco online di carte chiamato Heartstone.</text:p>
      <text:p text:style-name="P4">L’utente avrà la possibilità di comporre i propri mazzi memorizzando le carte che li compongono e le quantità per ogni carta.</text:p>
      <text:p text:style-name="P4">Sarà anche presente una sezione ris<text:span text:style-name="T7">e</text:span>rvata agli amministratori del sito.</text:p>
      <text:p text:style-name="P4"/>
      <text:p text:style-name="P16">Analisi dei Requisiti</text:p>
      <text:p text:style-name="P4"/>
      <text:p text:style-name="P4">L’entità fondamentale che si vuole rappre<text:span text:style-name="T7">s</text:span>entare è il <text:span text:style-name="T1">mazzo </text:span><text:span text:style-name="T2">di cui quello che interessa sapere è il </text:span><text:span text:style-name="T3">Nome</text:span><text:span text:style-name="T2">, </text:span><text:span text:style-name="T3">il </text:span><text:span text:style-name="T2">reatore e la classe di appartenenza.</text:span></text:p>
      <text:p text:style-name="P10">Un mazzo è una collezione di esattamente 30 carte, non sono ammessi mazzi con più o meno di 30 carte.</text:p>
      <text:p text:style-name="P6"><text:span text:style-name="T2">Una </text:span><text:span text:style-name="T1">carta </text:span><text:span text:style-name="T2">è il componente basilare del gioco di Hearthstone, è contraddistinta da un nome (unico per ogni carta) da un costo in mana che ogni giocatore dovrà pagare per poterla giocare, da una e unica </text:span><text:span text:style-name="T1">classe</text:span><text:span text:style-name="T2"> di apparteneza fra le 10 disponibili, da una rarità che ne rappresenta il valore e da un </text:span><text:span text:style-name="T1">tipo</text:span><text:span text:style-name="T2"> che può essere : arma(weapon), scagnozzo(minion) e magia(spell).</text:span></text:p>
      <text:p text:style-name="P11">Le armi avranno un valore di attacco e il numero di volte che possono essere usate prima di essere distrutte.</text:p>
      <text:p text:style-name="P11">Gli scagnozzi avranno un valore di attacco e dei punti salute.</text:p>
      <text:p text:style-name="P11">Le magie invece possono variare di molto nel loro effetto, ma tutte possono essere usate una volta per ogni carta.</text:p>
      <text:p text:style-name="P6"><text:span text:style-name="T2">Un </text:span><text:span text:style-name="T1">utente </text:span><text:span text:style-name="T2">al momento dell’iscrizione deve scegliere un proprio userna</text:span><text:span text:style-name="T4">me e una password.</text:span></text:p>
      <text:p text:style-name="P7"><text:span text:style-name="T2">Un utente può creare al massimo 3 mazzi, se l’utente ne vorrà creare altri gli basterà diventare </text:span><text:span text:style-name="T1">utentepremium</text:span><text:span text:style-name="T2"> e avrà accesso ad un numero illimitato di creazioni.</text:span></text:p>
      <text:p text:style-name="P7"><text:span text:style-name="T2">Gli amministratori del sito e del database sono </text:span><text:span text:style-name="T1">admin</text:span><text:span text:style-name="T2">, hanno accesso ad un pannello di controllo admin per la gestione di database e sito e inoltre hanno tutti i privilegi di utentepremium.</text:span></text:p>
      <text:p text:style-name="P12"/>
      <text:p text:style-name="P18">Progettazione concettuale</text:p>
      <text:p text:style-name="P13"/>
      <text:p text:style-name="P14">Tutte le carte spell hanno l’attributo punti salute pari a NULL in quanto possono essere usate una volta sola.</text:p>
      <text:p text:style-name="P8"><text:soft-page-break/><text:span text:style-name="T2">Le classi utente e mazzo avranno ognuna un campo ID per fare in modo che ogni utente possa scegliere l’username che vuole senza che debba assicurarsi che sia già stato scelto da qualche altro utente</text:span><text:span text:style-name="T5">(ugual discorso per i mazzi)</text:span><text:span text:style-name="T2">.</text:span></text:p>
      <text:p text:style-name="P14"/>
      <text:p text:style-name="P19">Lista delle classi:</text:p>
      <text:p text:style-name="P15"/>
      <text:p text:style-name="P9"><text:span text:style-name="T1">Carta</text:span><text:span text:style-name="T2">: rappresenta le carte con sui è possibile costruire i mazzi di Hearthstone</text:span></text:p>
      <text:p text:style-name="P15"/>
      <text:list xml:id="list8116502026191129160" text:style-name="L1">
        <text:list-item>
          <text:p text:style-name="P21">Nome</text:p>
        </text:list-item>
        <text:list-item>
          <text:p text:style-name="P21">CostoMana</text:p>
        </text:list-item>
        <text:list-item>
          <text:p text:style-name="P21">PuntiAttacco</text:p>
        </text:list-item>
        <text:list-item>
          <text:p text:style-name="P21">PuntiSalute</text:p>
        </text:list-item>
        <text:list-item>
          <text:p text:style-name="P21">Rarità</text:p>
        </text:list-item>
        <text:list-item>
          <text:p text:style-name="P21">Classe</text:p>
        </text:list-item>
        <text:list-item>
          <text:p text:style-name="P21">Tipo</text:p>
        </text:list-item>
      </text:list>
      <text:p text:style-name="P15"/>
      <text:p text:style-name="P15"/>
      <text:p text:style-name="P9"><text:span text:style-name="T1">Utente</text:span><text:span text:style-name="T2">:rappresenta una persona a cui è permesso il login</text:span></text:p>
      <text:p text:style-name="P15"/>
      <text:list xml:id="list167941949583377309" text:style-name="L2">
        <text:list-item>
          <text:p text:style-name="P22">IDUtente</text:p>
        </text:list-item>
        <text:list-item>
          <text:p text:style-name="P22">Username</text:p>
        </text:list-item>
        <text:list-item>
          <text:p text:style-name="P22">Password</text:p>
        </text:list-item>
        <text:list-item>
          <text:p text:style-name="P22">premium</text:p>
        </text:list-item>
        <text:list-item>
          <text:p text:style-name="P22">admin</text:p>
        </text:list-item>
        <text:list-item>
          <text:p text:style-name="P22">DataRegistrazione</text:p>
        </text:list-item>
      </text:list>
      <text:p text:style-name="P12"/>
      <text:p text:style-name="P12"/>
      <text:p text:style-name="P9"><text:span text:style-name="T1">Mazzo</text:span><text:span text:style-name="T2">:rappresenta un insieme di 30 carte scelte da un utente</text:span></text:p>
      <text:p text:style-name="P15"/>
      <text:list xml:id="list6974188035708288484" text:style-name="L3">
        <text:list-item>
          <text:p text:style-name="P23">IDMazzo</text:p>
        </text:list-item>
        <text:list-item>
          <text:p text:style-name="P23">NomeMazzo</text:p>
        </text:list-item>
        <text:list-item>
          <text:p text:style-name="P23">IDUtente</text:p>
        </text:list-item>
        <text:list-item>
          <text:p text:style-name="P23">ClasseMazzo</text:p>
        </text:list-item>
      </text:list>
      <text:p text:style-name="P15"/>
      <text:p text:style-name="P15"/>
      <text:p text:style-name="P9"><text:span text:style-name="T1">ComponenteMazzo</text:span><text:span text:style-name="T2">:ogni singola carta all’interno dii un mazzo, con specificata la quantità.</text:span></text:p>
      <text:p text:style-name="P15"/>
      <text:list xml:id="list8701274811765393513" text:style-name="L4">
        <text:list-item>
          <text:p text:style-name="P27"><text:span text:style-name="T6">ID</text:span><text:span text:style-name="T2">mazzo</text:span></text:p>
        </text:list-item>
        <text:list-item>
          <text:p text:style-name="P24">Carta</text:p>
        </text:list-item>
        <text:list-item>
          <text:p text:style-name="P24">QuantitàCarta</text:p>
        </text:list-item>
      </text:list>
      <text:p text:style-name="P15"/>
      <text:p text:style-name="P15"/>
      <text:p text:style-name="P9"><text:span text:style-name="T1">Classe:</text:span><text:span text:style-name="T2">rappresenta ogni classe di apparteneza delle carte ed è in corrispondenza con i personaggi che un giocatore può scegliere</text:span></text:p>
      <text:p text:style-name="P15"/>
      <text:list xml:id="list7125781274230139520" text:style-name="L5">
        <text:list-item>
          <text:p text:style-name="P26">NomeClasse</text:p>
        </text:list-item>
      </text:list>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23:30:51.290633355</meta:creation-date>
    <dc:date>2017-01-15T16:53:47.327875615</dc:date>
    <meta:editing-duration>PT8M5S</meta:editing-duration>
    <meta:editing-cycles>3</meta:editing-cycles>
    <meta:generator>LibreOffice/5.1.4.2$Linux_X86_64 LibreOffice_project/10m0$Build-2</meta:generator>
    <meta:document-statistic meta:table-count="0" meta:image-count="0" meta:object-count="0" meta:page-count="3" meta:paragraph-count="54" meta:word-count="532" meta:character-count="3227" meta:non-whitespace-character-count="2767"/>
  </office:meta>
</office:document-meta>
</file>